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Times New Roman1" style:text-underline-style="none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/>
      <text:p text:style-name="P6">For Noah 50/</text:p>
      <text:p text:style-name="P6">[Hebrew]/</text:p>
      <text:p text:style-name="P6"/>
      <text:p text:style-name="P6">[Page 1]</text:p>
      <text:p text:style-name="P6">Brethren. <text:s/>Noah, the patriarch whose history/ forms the main subject of this sabbath's section, has/ been variously represented, according to the dif-/-ferent impressions which his character left upon/ the minds of thinkers. <text:s/>While some have <text:span text:style-name="T2">drawn</text:span> portrayed/ him in <text:span text:style-name="T2">very brigh</text:span> the brightest colours, others have described his/ qualities, as negatively virtuous. <text:s/>In the course/ of my reading, I have <text:span text:style-name="T2">found</text:span> noticed that there were/ Talmudists who admiringly compared Noah to/ a vial of most precious perfume, which loses none of/ its fragrance though placed among decaying/ matter [Hebrew]/ and <text:span text:style-name="T2">others, again</text:span> that certain Rabbis, disparagingly, likened him to/ a youth <text:span text:style-name="T2">that</text:span> who needs continual watching, lest he/ wanders far away from a straight path. <text:s/>Con-/-tradictory as those opinions evidently are, they neverthe-/-less claim support from the same Biblical sentence./ <text:s/>I will quote it in its original and translate it/ literally in the vernacular [Hebrew]/ [Hebrew] "Noah a fast man, was perfect/ in his generations; with God Noah walked"./</text:p>
      <text:p text:style-name="P6"/>
      <text:p text:style-name="P6">[Page 2]</text:p>
      <text:p text:style-name="P6"><text:span text:style-name="T2">In that</text:span> I think, that in the opening verse of our portion, <text:span text:style-name="T2">I think, that</text:span>/ the scriptures aim to skew the <text:soft-page-break/>patriarch in a/ threefold manner. <text:s/>Having previously told us of the wickedness which ran riot &amp; a corruption wide spread &amp; irredeemable they first point to him as/ one who practically conformed with the principles/ of rectitude, <text:span text:style-name="T2">at the same time that they tell us having previously told us</text:span>/ <text:span text:style-name="T2">of the wickedness which ran riot, and of a</text:span>/ <text:span text:style-name="T2">corruption wide spread and irredeemable</text:span> [Hebrew]/ Under ordinary circumstances, when the rules of/ probity are regarded by society, he that follows/ a right <text:span text:style-name="T2">path</text:span> course, without the slightest deviation,/ still deserves respect, because self interest is an ill/ adviser, and means may be discovered to evade/ the punishment of human courts of Justice./ <text:s/>But a firm adherence to probity, when no one/ cares for honesty, must challenge commendation/ in a <text:span text:style-name="T2">supreme</text:span> very high degree, and that praise, I hold, is/ unquestionably due to the subject of our present/ consideration. <text:s/>For, at no period of history we/ meet with a state, when every restraint upon/ brutal passions had been universally cast aside/ as in the days of Noah. <text:s/>From <text:span text:style-name="T2">the most</text:span> sacred au-/thority we learn [Hebrew]/</text:p>
      <text:p text:style-name="P6"/>
      <text:p text:style-name="P6">[Page 3]</text:p>
      <text:p text:style-name="P6">that evil alone governed men's imagination,/ that cruelty and depravity had ceased to be/ a crime. <text:s/>For the world [Hebrew] translated "[?]lence" im-/plies, in Hebrew, the commission of every act which/ is atrociously bad. <text:s/>Superior must then have/ been the mind which, while the whole earth was/ filled with <text:span text:style-name="T5">Chamas</text:span><text:span text:style-name="T6"> reeking with inequity, still remained perfectly pure./ <text:s/></text:span><text:span text:style-name="T3">Extraordinarily Strong, beyond conception, must have been the will</text:span><text:span text:style-name="T6">/ </text:span><text:span text:style-name="T3">which resisted all the temptations of evil sur-</text:span><text:span text:style-name="T6">/</text:span><text:span text:style-name="T3">-roundings.</text:span><text:span text:style-name="T6"> <text:s/>Therefore the Bible adds to its/ first description of Noah, a second delineation./ <text:s/>[Hebrew] <text:s/>It </text:span><text:span text:style-name="T3">brings</text:span><text:span text:style-name="T6"> sets before us a being whose mo-/-rals remained unpolluted in his generations, not-/-withstanding that he must necessarily have come/ in constant contact with </text:span><text:span text:style-name="T3">men</text:span><text:span text:style-name="T6"> persons lost to shame. <text:s/>The/ misdeeds of his contemporaries proved that with them/ might was right. <text:s/>His conduct proved, on the/ contrary, that integrity had become his standard,/ and from it no enticement could make him swerve./ <text:s/>To express this idea emphatically, our text concludes/ with a third and more significant </text:span><text:span text:style-name="T3">portrait</text:span><text:span text:style-name="T6"> description:/</text:span></text:p>
      <text:p text:style-name="P6"><text:span text:style-name="T6"/></text:p>
      <text:p text:style-name="P6"><text:span text:style-name="T6">[Page 4]</text:span></text:p>
      <text:p text:style-name="P6"><text:span text:style-name="T6">[Hebrew], that is, Noah acted as if an/ associate whom he revered, and whose good will he/ wished to retain, accompanied his every step,/ and never suffered him to proceed </text:span><text:span text:style-name="T3">alone</text:span><text:span text:style-name="T6"> without </text:span><text:span text:style-name="T3">that</text:span><text:span text:style-name="T6"> the same </text:span><text:span text:style-name="T3">the</text:span><text:span text:style-name="T6"> benign escort. <text:s/>That soul/ elevating thought, held the patriarch steadfast/ in his uprightness. <text:s/>Had he need of counsel?/ <text:s/>He turned to his right-hand and immediately ob-/-tained it. <text:s/>Did he fear his own frailty? <text:s/>He found/ himself supernaturally sustained in virtue. <text:s/>He/ avoided the shares of vice and the meshes of crime,/ because he moved onward under the </text:span><text:span text:style-name="T3">guidance</text:span><text:span text:style-name="T6"> lead of God./ <text:s/>To the patriarch of the flood may therefore deser-/-vedly apply the sentence of the Royal Pslamist:/ <text:s/>"Blessed is the man who standeth not in the/ way of sinners."/</text:span></text:p>
      <text:p text:style-name="P6"><text:span text:style-name="T6">So far I have </text:span><text:span text:style-name="T3">set</text:span><text:span text:style-name="T6"> brought to view the individual through/ whose offspring the world was repeopled after the/ deluge had swept away the inhabitants. <text:s/>I be-/-lieve that I have represented him faithfully, being/ biased by none of the opinions advanced either in his/ favor or against him by Talmudists and by critics./ <text:s/>I have followed as my guide the plain words of Holy Writ./</text:span></text:p>
      <text:p text:style-name="P6"><text:span text:style-name="T6"/></text:p>
      <text:p text:style-name="P6"><text:span text:style-name="T6">[Page 5]</text:span></text:p>
      <text:p text:style-name="P6"><text:span text:style-name="T6"><text:tab/>Yet, willing to stand by all that I have said,/ I notice in Noah a character only relatively good./ <text:s/>The sacred pages which bear testimony to his right-/-eousness fail to record a single occurrence in which/ his virtues shone brilliantly. <text:s/>A legend exists, tending/ to prove his fidelity to a high mission received,/ but even that vague tradition would simply </text:span><text:span text:style-name="T3">shows</text:span><text:span text:style-name="T6"> demonstrate that/ he undertook to warn </text:span><text:span text:style-name="T3">the</text:span><text:span text:style-name="T6"> a guilty people and preach/ penitence, after he had been specially directed to/ do so by the Lord of mercy. <text:s/>We search in vain/ for an incident in his life reflecting lustre[sic!] upon/ it, casting around it a halo of sanctity. <text:s/>We/ all honor a just man, we all join in the lau-/-dation bestowed upon one who is absolutely perfect/ as a moral being, but we are forcibly attracted/ towards him, whose natural instincts are loving kind-/-ness and </text:span><text:span text:style-name="T3">mercy</text:span><text:span text:style-name="T6"> charity, whose words and actions reveal a/ heart overflowing with </text:span><text:soft-page-break/><text:span text:style-name="T3">charity</text:span><text:span text:style-name="T6"> sympathy; a heart that yearns/ after truth, and which is ready to lay itself bare/ even to the thrusts of the sword, not to temper/ with falsehood. <text:s/>We admire and reverence him whose/ devotion to </text:span><text:span text:style-name="T3">a</text:span><text:span text:style-name="T6"> the noble cause he has espoused, is enduring and/ unbounded./</text:span></text:p>
      <text:p text:style-name="P6"><text:span text:style-name="T6"/></text:p>
      <text:p text:style-name="P6"><text:span text:style-name="T6">[Page 6]</text:span></text:p>
      <text:p text:style-name="P6"><text:span text:style-name="T6">In short, Noah commands our esteem, but the/ patriarch of Ur Chasdim, to whose rising our/ Parasha refers towards its closing passages, is the/ illustrious personage towards whom we turn with feelings/ akin to adoration. <text:s/>Many like the son of Lemech/ would have built an altar and laid upon it of-/-ferings in abundance, when rescued from a uni-/-versal destruction, but few, like Abraham, would/ have torn themselves from parents, </text:span><text:span text:style-name="T3">the</text:span><text:span text:style-name="T6"> from the earliest and dearest asso-/-ciations, and wander abroad to proclaim the name/ of the only existing God he believed in. <text:s/>Many/ would serenely bear the trial of one year's con-/-finement in a floating vessel, when comforted/ by the thought that the </text:span><text:span text:style-name="T3">sp</text:span><text:span text:style-name="T6"> ship is a certain/ means of deliverance, but few would face dangers/ and jeopardize life in the defence[sic!] of right. <text:s/>Their/ generosity towards strangers, magnanimity towards/ offenders, kind solicitude for the unfortunate,/ deep concern for the sinful, humility of depart-/ment, affection for all living, regard for the dead,/ a faith ever active and ever glowing. <text:s/>Yes, such/</text:span></text:p>
      <text:p text:style-name="P6"><text:span text:style-name="T6"/></text:p>
      <text:p text:style-name="P6"><text:span text:style-name="T6">[Page 7]</text:span></text:p>
      <text:p text:style-name="P6"><text:span text:style-name="T3">such are</text:span><text:span text:style-name="T6"> were the sublime trials that place the son/ of Terah in the foreground of Biblical history./ <text:s/>Compared with him, Noah must need rank</text:span><text:span text:style-name="T3">s</text:span><text:span text:style-name="T6"> lower. <text:s/>The/ </text:span><text:span text:style-name="T3">flaming</text:span><text:span text:style-name="T6"> blazing fire </text:span><text:span text:style-name="T3">prepared</text:span><text:span text:style-name="T6"> meant as the legend narrates--to/ consume the overthrower of idols, because a resplendent/ luminary which eclipsed lesser lights. <text:s/>We may/ not hesitate to declare with an ancient writer, that/ Noah was just and perfect in his own generations, but/ that in the days when Abraham </text:span><text:span text:style-name="T3">had arisen</text:span><text:span text:style-name="T6"> went forth on his mission he might have/ passed unnoticed [Hebrew]/ Both patriarchs acknowledged the Sovereign Creator./ <text:s/>Both were strong believers, but one offered a service con-/-tinuous and effective, the other an occasional worship,/ yielding no ultimate </text:span><text:span text:style-name="T3">advantage</text:span><text:span text:style-name="T6"> result. <text:s/>One mounted high/ and stood as a beacon light to heathens, the others could/ not correct the falsities of the idolaters of his age. <text:s/>Of one it is </text:span><text:span text:style-name="T3">recorded</text:span><text:span text:style-name="T6"> narrated/ that he planted an orchard, drawing thither his fel-/low men, that they might be taught the ways of the/ Lord [Hebrew]. <text:s/>Of the other it/ is chronicled, that he planted a vineyard, the fruit/ of which, though unintended by him, brought shame/ and sorrow to his household and the human family./</text:span></text:p>
      <text:p text:style-name="P6"><text:span text:style-name="T6"/></text:p>
      <text:p text:style-name="P6"><text:span text:style-name="T6">[Page 8]</text:span></text:p>
      <text:p text:style-name="P6"><text:span text:style-name="T6">Abraham will remain to the end of time a shining/ example of piety, because his religiousness was enriched/ with the qualities of the heart that endear its posses-/-sor to all humanity. <text:s/>Noah will not be chosen as/ a model, because his character which represents the/ principles of rectitude, does not exhibit likewise traits/ in which genialness[sic!] and far reaching love for mankind/ stand forth prominently. </text:span><text:span text:style-name="T3">forth</text:span><text:span text:style-name="T6"> <text:s/>Progeny of Abraham/ the Hebrew! rejoice in your father, glory in the </text:span><text:span text:style-name="T3">found-</text:span><text:span text:style-name="T6"> restorer/</text:span><text:span text:style-name="T3">-er</text:span><text:span text:style-name="T6"> of that belief through which all the families of/ the earth shall be blessed. <text:s/>Let those who deny/ him the most stupendous of all discoveries, jeer at/ our boasting in the man of Ur Chasdim. <text:s/>Benan,/ the famous critic who casts Jewish history in a mould/ of his own making, changing and cutting off and ad-/ding at pleasure to </text:span><text:span text:style-name="T3">carry out</text:span><text:span text:style-name="T6"> suit his preconceived, or/ rather, prejudiced notions; the world wide renowned Ernest/ Benan, </text:span><text:span text:style-name="T3">unaided</text:span><text:span text:style-name="T6"> unsupported by any historical </text:span><text:span text:style-name="T3">support</text:span><text:span text:style-name="T6"> evidence, asserts that/ Monotheism was an instinct, not even of a high order,/ with all Semetic races. <text:s/>Max M</text:span><text:span text:style-name="T7">ü</text:span><text:span text:style-name="T8">ller, the celebrated profes-/sor of the science of languages at Oxford refutes Benan,/</text:span></text:p>
      <text:p text:style-name="P6"><text:span text:style-name="T8"/></text:p>
      <text:p text:style-name="P6"><text:span text:style-name="T8">[Page 9]</text:span></text:p>
      <text:p text:style-name="P6"><text:span text:style-name="T8">and contends that Abraham while approaching with his intellect the heights of truth must have received/ a Divine inspiration, </text:span><text:span text:style-name="T4">when that</text:span><text:span text:style-name="T8"> which amidst a pagan world/ </text:span><text:span text:style-name="T4">he attained the</text:span><text:span text:style-name="T8"> confirmed his understanding of the One Supreme Creator/ and Ruler. <text:s/>But neither the skepticism of the first,/ nor the </text:span><text:soft-page-break/><text:span text:style-name="T8">ingenious admission of the second can affect/ a people who have heard repeatedly psalmists and/ prophets proclaim the </text:span><text:span text:style-name="T4">truth</text:span><text:span text:style-name="T8"> verity that because of the merits/ of Abraham, the friend of God--his seed became imperishable. <text:s/>For </text:span><text:span text:style-name="T4">if</text:span><text:span text:style-name="T8"> though/ we do have through Noah, a community of extract-/-ion with the children of Japeth and of Shem, the/ blood of the lineal descendant of Shem courses through/ our veins. <text:s/>Let </text:span><text:span text:style-name="T4">that</text:span><text:span text:style-name="T8"> it quicken us to righteousness; to/ deeds of self denial, so as to preserve undefiled the/ creed of Abraham, for it does yet demand of us/ sacrifices. <text:s/>Let us offer them upon the altar set up/ by his spotless hands. <text:s/>Let us prove ourselves worthy/ of such an ancestry, that we may hasten the day/ when God will bring to pass his heavenly promises,/ as </text:span><text:span text:style-name="T4">petitioned for</text:span><text:span text:style-name="T8"> predicted by Micah: "Thou wilt show thy/ truth to Jacob, Thy benevolence to Abraham, as thou/ didst swear to our fathers in the </text:span><text:span text:style-name="T4">old</text:span><text:span text:style-name="T8"> days of old"/</text:span></text:p>
      <text:p text:style-name="P6"><text:span text:style-name="T8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4T11:13:06.68</meta:creation-date>
    <dc:date>2012-04-04T12:31:59.33</dc:date>
    <dc:creator>Penn Libraries</dc:creator>
    <meta:editing-duration>PT00H15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77" meta:character-count="11733"/>
  </office:meta>
</office:document-meta>
</file>